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style:text-properties fo:font-size="4pt" style:font-size-asian="3.5pt" style:font-size-complex="4pt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0" style:family="paragraph" style:parent-style-name="Standard">
      <style:text-properties fo:font-size="6pt" style:font-size-asian="5.25pt" style:font-size-complex="6pt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0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0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normal" officeooo:rsid="00481ece" officeooo:paragraph-rsid="01d49e5f" style:font-name-asian="Times New Roman" style:font-size-asian="8pt" style:font-style-asian="normal" style:font-weight-asian="normal" style:font-name-complex="Calibri1" style:font-size-complex="8pt" style:language-complex="ar" style:country-complex="SA" style:font-style-complex="normal" style:font-weight-complex="normal"/>
    </style:style>
    <style:style style:name="P1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8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officeooo:rsid="0090aa57"/>
    </style:style>
    <style:style style:name="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2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3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4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5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36" style:family="text">
      <style:text-properties officeooo:rsid="006849b6"/>
    </style:style>
    <style:style style:name="T3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8" style:family="text">
      <style:text-properties fo:font-size="2pt" fo:font-weight="bold" style:font-size-asian="2pt" style:font-weight-asian="bold" style:font-size-complex="2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1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9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69"><text:placeholder text:placeholder-type="text">&lt;if test="variant_images()"&gt;</text:placeholder></text:p>
              <text:p text:style-name="P79"><text:placeholder text:placeholder-type="text">&lt;translate(u'image')&gt;</text:placeholder></text:p>
              <text:p text:style-name="P69"><text:placeholder text:placeholder-type="text">&lt;/if&gt;</text:placeholder></text:p>
            </table:table-cell>
            <table:table-cell table:style-name="Tabella2.A1" office:value-type="string">
              <text:p text:style-name="P92"><text:placeholder text:placeholder-type="text">&lt;if test="not variant_images()"&gt;</text:placeholder></text:p>
              <text:p text:style-name="P90"><text:placeholder text:placeholder-type="text">&lt;translate(u'UoM')&gt;</text:placeholder></text:p>
              <text:p text:style-name="P71"><text:placeholder text:placeholder-type="text">&lt;/if&gt;</text:placeholder></text:p>
              <text:p text:style-name="P71"><text:placeholder text:placeholder-type="text">&lt;if test="variant_images()"&gt;</text:placeholder></text:p>
              <text:p text:style-name="P80"><text:placeholder text:placeholder-type="text">&lt;translate(u'ordered color')&gt;</text:placeholder></text:p>
              <text:p text:style-name="P70"><text:placeholder text:placeholder-type="text">&lt;/if&gt;</text:placeholder></text:p>
            </table:table-cell>
            <table:table-cell table:style-name="Tabella2.A1" office:value-type="string">
              <text:p text:style-name="P89"><text:placeholder text:placeholder-type="text">&lt;translate(u'q.ty')&gt;</text:placeholder></text:p>
            </table:table-cell>
            <table:table-cell table:style-name="Tabella2.A1" office:value-type="string">
              <text:p text:style-name="P89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89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88"><text:placeholder text:placeholder-type="text">&lt;translate(u'VAT')&gt;</text:placeholder></text:p>
            </table:table-cell>
            <table:table-cell table:style-name="Tabella2.A1" office:value-type="string">
              <text:p text:style-name="P89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95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4" table:number-columns-spanned="10" office:value-type="string">
            <text:p text:style-name="P53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67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office:value-type="string">
            <text:p text:style-name="P8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108"><text:span text:style-name="Strong_20_Emphasis"><text:span text:style-name="T27"><text:placeholder text:placeholder-type="text">&lt;for each="nl in line.name.split('\n')"&gt;</text:placeholder></text:span></text:span></text:p>
            <text:p text:style-name="P108"><text:span text:style-name="Strong_20_Emphasis"><text:span text:style-name="T27"><text:placeholder text:placeholder-type="text">&lt;nl.upper()&gt;</text:placeholder></text:span></text:span></text:p>
            <text:p text:style-name="P110"><text:span text:style-name="Strong_20_Emphasis"><text:span text:style-name="T29"><text:placeholder text:placeholder-type="text">&lt;/for&gt;</text:placeholder></text:span></text:span></text:p>
            <text:p text:style-name="P58"><text:span text:style-name="Strong_20_Emphasis"><text:span text:style-name="T29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99"><text:span text:style-name="Strong_20_Emphasis"><text:span text:style-name="T25"><draw:frame draw:style-name="fr2" draw:name="image: asimage(img_gray(line.product_id and line.product_id.image_medium or line.product_tmpl_id and line.product_tmpl_id.image_medium),None,0.9,0.9,'cm')" text:anchor-type="as-char" svg:width="1cm" svg:height="1cm" draw:z-index="1"><draw:text-box><text:p text:style-name="Frame_20_contents"/></draw:text-box></draw:frame></text:span></text:span></text:p>
          </table:table-cell>
          <table:table-cell table:style-name="Tabella2.D5" office:value-type="string">
            <text:p text:style-name="P106"><text:span text:style-name="Strong_20_Emphasis"><text:span text:style-name="T17"><text:placeholder text:placeholder-type="text">&lt;if test="line.product_id"&gt;</text:placeholder></text:span></text:span></text:p>
            <text:p text:style-name="P107"><text:span text:style-name="Strong_20_Emphasis"><text:span text:style-name="T25"><draw:frame draw:style-name="fr2" draw:name="image: asimage(line.product_id.att_image,None,0.9,0.65,'cm')" text:anchor-type="as-char" svg:width="1cm" svg:height="1cm" draw:z-index="2"><draw:text-box><text:p text:style-name="Frame_20_contents"/></draw:text-box></draw:frame></text:span></text:span></text:p>
            <text:p text:style-name="P107"><text:span text:style-name="Strong_20_Emphasis"><text:span text:style-name="T25"><text:placeholder text:placeholder-type="text">&lt;/if&gt;</text:placeholder></text:span></text:span></text:p>
            <text:p text:style-name="P106"><text:span text:style-name="Strong_20_Emphasis"><text:span text:style-name="T17"><text:placeholder text:placeholder-type="text">&lt;if test="not line.product_id"&gt;</text:placeholder></text:span></text:span></text:p>
            <text:p text:style-name="P106"><text:span text:style-name="Strong_20_Emphasis"><text:span text:style-name="T17"><text:placeholder text:placeholder-type="text">&lt;for each="att_line in line.product_attribute_ids"&gt;</text:placeholder></text:span></text:span></text:p>
            <text:p text:style-name="P106"><text:span text:style-name="Strong_20_Emphasis"><text:span text:style-name="T17"><draw:frame draw:style-name="fr2" draw:name="image: asimage(att_line.value_id.image,None,0.9,0.65,'cm')" text:anchor-type="as-char" svg:width="1cm" svg:height="1cm" draw:z-index="3"><draw:text-box><text:p text:style-name="Frame_20_contents"/></draw:text-box></draw:frame></text:span></text:span></text:p>
            <text:p text:style-name="P106"><text:span text:style-name="Strong_20_Emphasis"><text:span text:style-name="T17"><text:placeholder text:placeholder-type="text">&lt;/for&gt;</text:placeholder></text:span></text:span></text:p>
            <text:p text:style-name="P106"><text:span text:style-name="Strong_20_Emphasis"><text:span text:style-name="T17"><text:placeholder text:placeholder-type="text">&lt;/if&gt;</text:placeholder></text:span></text:span></text:p>
          </table:table-cell>
          <table:table-cell table:style-name="Tabella2.E5" office:value-type="string">
            <text:p text:style-name="P105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0)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table-cell table:style-name="Tabella2.F5" office:value-type="string">
            <text:p text:style-name="P81"><text:span text:style-name="Strong_20_Emphasis"><text:span text:style-name="T26"><text:placeholder text:placeholder-type="text">&lt;if test="line.price_unit != 0.0"&gt;</text:placeholder></text:span></text:span><text:span text:style-name="T34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G5" table:number-columns-spanned="2" office:value-type="string">
            <text:p text:style-name="P102"><text:span text:style-name="Strong_20_Emphasis"><text:span text:style-name="T20"><text:placeholder text:placeholder-type="text">&lt;if test="line.discount != 0.00"&gt;</text:placeholder></text:span></text:span><text:span text:style-name="Strong_20_Emphasis"><text:span text:style-name="T14"><text:placeholder text:placeholder-type="text">&lt;formatLang(line.discount, digits=1)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covered-table-cell/>
          <table:table-cell table:style-name="Tabella2.I5" office:value-type="string">
            <text:p text:style-name="P83"><text:span text:style-name="Strong_20_Emphasis"><text:span text:style-name="T20"><text:placeholder text:placeholder-type="text">&lt;if test="line.tax_id"&gt;</text:placeholder></text:span></text:span><text:span text:style-name="Strong_20_Emphasis"><text:span text:style-name="T20"><text:placeholder text:placeholder-type="text">&lt;for each="tax in line.tax_id"&gt;</text:placeholder></text:span></text:span><text:span text:style-name="Strong_20_Emphasis"><text:span text:style-name="T14"><text:placeholder text:placeholder-type="text">&lt;formatLang(tax.amount *100, digits=0)&gt;</text:placeholder></text:span></text:span><text:span text:style-name="Strong_20_Emphasis"><text:span text:style-name="T14">%</text:span></text:span><text:span text:style-name="Strong_20_Emphasis"><text:span text:style-name="T20"><text:placeholder text:placeholder-type="text">&lt;/for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J5" office:value-type="string">
            <text:p text:style-name="P82"><text:span text:style-name="Strong_20_Emphasis"><text:span text:style-name="T19"><text:placeholder text:placeholder-type="text">&lt;if test="line.product_uom_qty != 0.0"&gt;</text:placeholder></text:span></text:span><text:span text:style-name="T32"><text:placeholder text:placeholder-type="text">&lt;formatLang(line.price_subtotal, monetary=True)&gt;</text:placeholder></text:span><text:span text:style-name="Strong_20_Emphasis"><text:span text:style-name="T19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9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8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108"><text:span text:style-name="Strong_20_Emphasis"><text:span text:style-name="T28"><text:placeholder text:placeholder-type="text">&lt;for each="nl in line.name.split('\n')"&gt;</text:placeholder></text:span></text:span></text:p>
            <text:p text:style-name="P108"><text:span text:style-name="Strong_20_Emphasis"><text:span text:style-name="T28"><text:placeholder text:placeholder-type="text">&lt;nl&gt;</text:placeholder></text:span></text:span></text:p>
            <text:p text:style-name="P109"><text:span text:style-name="Strong_20_Emphasis"><text:span text:style-name="T30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104"><text:span text:style-name="Strong_20_Emphasis"><text:span text:style-name="T22"><text:placeholder text:placeholder-type="text">&lt;line.product_uom and line.product_uom.name&gt;</text:placeholder></text:span></text:span></text:p>
          </table:table-cell>
          <table:table-cell table:style-name="Tabella2.E8" office:value-type="string">
            <text:p text:style-name="P104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3"> </text:span></text:span><text:span text:style-name="Strong_20_Emphasis"><text:span text:style-name="T23"><text:placeholder text:placeholder-type="text">&lt;formatLang(line.product_uom_qty,digits=0)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table-cell table:style-name="Tabella2.F8" office:value-type="string">
            <text:p text:style-name="P100"><text:span text:style-name="Strong_20_Emphasis"><text:span text:style-name="T26"><text:placeholder text:placeholder-type="text">&lt;if test="line.price_unit != 0.0"&gt;</text:placeholder></text:span></text:span><text:span text:style-name="T35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G8" office:value-type="string">
            <text:p text:style-name="P102"><text:span text:style-name="Strong_20_Emphasis"><text:span text:style-name="T21"><text:placeholder text:placeholder-type="text">&lt;if test="line.discount != 0.00"&gt;</text:placeholder></text:span></text:span><text:span text:style-name="Strong_20_Emphasis"><text:span text:style-name="T14"><text:placeholder text:placeholder-type="text">&lt;formatLang(line.discount, digits=1)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table-cell table:style-name="Tabella2.H8" table:number-columns-spanned="2" office:value-type="string">
            <text:p text:style-name="P103"><text:span text:style-name="Strong_20_Emphasis"><text:span text:style-name="T20"><text:placeholder text:placeholder-type="text">&lt;if test="line.tax_id"&gt;</text:placeholder></text:span></text:span><text:span text:style-name="Strong_20_Emphasis"><text:span text:style-name="T20"><text:placeholder text:placeholder-type="text">&lt;for each="tax in line.tax_id"&gt;</text:placeholder></text:span></text:span><text:span text:style-name="Strong_20_Emphasis"><text:span text:style-name="T24"><text:placeholder text:placeholder-type="text">&lt;formatLang(tax.amount *100, digits=0)&gt;</text:placeholder></text:span></text:span><text:span text:style-name="Strong_20_Emphasis"><text:span text:style-name="T24">%</text:span></text:span><text:span text:style-name="Strong_20_Emphasis"><text:span text:style-name="T20"><text:placeholder text:placeholder-type="text">&lt;/for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101"><text:span text:style-name="Strong_20_Emphasis"><text:span text:style-name="T19"><text:placeholder text:placeholder-type="text">&lt;if test="line.product_uom_qty != 0.0"&gt;</text:placeholder></text:span></text:span><text:span text:style-name="T33"><text:placeholder text:placeholder-type="text">&lt;formatLang(line.price_subtotal, monetary=True)&gt;</text:placeholder></text:span><text:span text:style-name="Strong_20_Emphasis"><text:span text:style-name="T19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9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9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><text:placeholder text:placeholder-type="text">&lt;o.note or ''&gt;</text:placeholder></text:p>
      <text:p text:style-name="P11"><text:placeholder text:placeholder-type="text">&lt;o.fiscal_position.note or ''&gt;</text:placeholder><text:span text:style-name="T31"> </text:span></text:p>
      <text:p text:style-name="P65"><text:placeholder text:placeholder-type="text">&lt;if test="check_installed_module('account_fiscal_position_rule_partner')"&gt;</text:placeholder></text:p>
      <text:p text:style-name="P51"><text:placeholder text:placeholder-type="text">&lt;if test="o.account_fiscal_position_rule_id"&gt;</text:placeholder></text:p>
      <text:p text:style-name="P40"><text:span text:style-name="T36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<text:soft-page-break/>.</text:p>
      <text:p text:style-name="P52"><text:placeholder text:placeholder-type="text">&lt;/if&gt;</text:placeholder></text:p>
      <text:p text:style-name="P52"><text:placeholder text:placeholder-type="text">&lt;/if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normal" officeooo:rsid="00481ece" officeooo:paragraph-rsid="01d49e5f" style:font-name-asian="Times New Roman" style:font-size-asian="8pt" style:font-style-asian="normal" style:font-weight-asian="normal" style:font-name-complex="Calibri1" style:font-size-complex="8pt" style:language-complex="ar" style:country-complex="SA" style:font-style-complex="normal" style:font-weight-complex="normal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9" style:family="paragraph" style:parent-style-name="Standard">
      <style:paragraph-properties fo:text-align="start" style:justify-single-word="false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3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5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9" style:family="paragraph" style:parent-style-name="Standard">
      <style:text-properties fo:font-size="6pt" style:font-size-asian="5.25pt" style:font-size-complex="6pt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font-weight="bold" style:font-size-asian="2pt" style:font-weight-asian="bold" style:font-size-complex="2pt" style:font-weight-complex="bold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4" style:family="text">
      <style:text-properties fo:letter-spacing="0.007cm" style:font-name-asian="Times New Roman" style:font-name-complex="Microsoft Sans Serif" style:language-complex="ar" style:country-complex="SA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3" style:family="text">
      <style:text-properties fo:font-weight="normal" style:font-weight-asian="normal" style:font-weight-complex="normal"/>
    </style:style>
    <style:style style:name="MT14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<text:placeholder text:placeholder-type="text">&lt;setLang(o.partner_id.lang or  'it_IT')&gt;</text:placeholder></text:span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2"><text:placeholder text:placeholder-type="text">&lt;o.name or ''&gt;</text:placeholder></text:span><text:span text:style-name="MT2"> </text:span><text:span text:style-name="MT2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3"><text:placeholder text:placeholder-type="text">&lt;setLang('it_IT')&gt;</text:placeholder></text:span><text:placeholder text:placeholder-type="text">&lt;formatLang(o.date_order, date=True)&gt;</text:placeholder><text:span text:style-name="MT3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4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1"><text:span text:style-name="MT8">@<text:tab/>: </text:span><text:span text:style-name="MT9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2"><text:placeholder text:placeholder-type="text">&lt;o.partner_id.bank_riba_id.abi or ''&gt;</text:placeholder></text:span> <text:span text:style-name="MT2"><text:placeholder text:placeholder-type="text">&lt;o.partner_id.bank_riba_id.cab or ''&gt;</text:placeholder></text:span> <text:span text:style-name="MT2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bookmark-start text:name="__DdeLink__1474_262400352"/><text:bookmark text:name="__DdeLink__1064_10265500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1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2"><text:placeholder text:placeholder-type="text">&lt;if test="sale_weight()"&gt;</text:placeholder></text:p>
              <text:p text:style-name="MP53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2"><text:placeholder text:placeholder-type="text">&lt;if test="sale_weight()"&gt;</text:placeholder></text:p>
              <text:p text:style-name="MP53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2"><text:bookmark-start text:name="__DdeLink__1014_54864676"/><text:placeholder text:placeholder-type="text">&lt;if test="sale_weight()"&gt;</text:placeholder><text:bookmark-end text:name="__DdeLink__1014_54864676"/></text:p>
              <text:p text:style-name="MP53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49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49"><text:bookmark text:name="__DdeLink__2249_54864676"/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MT13"><text:s/></text:span><text:bookmark-start text:name="__DdeLink__12468_1664262691"/><text:span text:style-name="MT14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57"><text:placeholder text:placeholder-type="text">&lt;if test="check_installed_module('delivery')"&gt;</text:placeholder></text:p>
              <text:p text:style-name="MP58"><text:placeholder text:placeholder-type="text">&lt;translate(u'transport amount')&gt;</text:placeholder></text:p>
              <text:p text:style-name="MP57"><text:placeholder text:placeholder-type="text">&lt;/if&gt;</text:placeholder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placeholder text:placeholder-type="text">&lt;translate(u'other amount')&gt;</text:placeholder>/<text:placeholder text:placeholder-type="text">&lt;translate(u'contribution amount')&gt;</text:placeholder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1"><text:placeholder text:placeholder-type="text">&lt;get_label(o,'amount_untaxed')&gt;</text:placeholder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1"><text:placeholder text:placeholder-type="text">&lt;get_label(o,'amount_tax')&gt;</text:placeholder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2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57"><text:placeholder text:placeholder-type="text">&lt;if test="check_installed_module('delivery')"&gt;</text:placeholder></text:p>
              <text:p text:style-name="MP58"><text:placeholder text:placeholder-type="text">&lt;formatLang(get_total_transport(o.order_line), monetary=True, currency_obj=o.currency_id)&gt;</text:placeholder></text:p>
              <text:p text:style-name="MP57"><text:bookmark text:name="__DdeLink__2249_548646761"/><text:placeholder text:placeholder-type="text">&lt;/if&gt;</text:placeholder></text:p>
            </table:table-cell>
            <table:table-cell table:style-name="Tabella5.B1" office:value-type="string">
              <text:p text:style-name="MP63"/>
            </table:table-cell>
            <table:table-cell table:style-name="Tabella5.A2" office:value-type="string">
              <text:p text:style-name="MP64"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6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6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8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9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0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4-07T10:24:43.530920969</dc:date>
    <meta:editing-duration>P6DT7H2M45S</meta:editing-duration>
    <meta:editing-cycles>725</meta:editing-cycles>
    <meta:generator>LibreOffice/5.1.6.2$Linux_X86_64 LibreOffice_project/10m0$Build-2</meta:generator>
    <meta:document-statistic meta:table-count="5" meta:image-count="0" meta:object-count="0" meta:page-count="2" meta:paragraph-count="166" meta:word-count="423" meta:character-count="6362" meta:non-whitespace-character-count="6092"/>
  </office:meta>
</office:document-meta>
</file>